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6"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able_20_Contents">
      <style:paragraph-properties fo:text-align="justify" style:justify-single-word="false"/>
      <style:text-properties style:font-name="Times New Roman" fo:language="en" fo:country="US"/>
    </style:style>
    <style:style style:name="P9" style:family="paragraph" style:parent-style-name="Table_20_Contents">
      <style:paragraph-properties fo:margin-top="0in" fo:margin-bottom="0.0598in" fo:text-align="justify" style:justify-single-word="false"/>
      <style:text-properties style:font-name="Times New Roman" fo:language="en" fo:country="US"/>
    </style:style>
    <style:style style:name="P10"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1"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2" style:family="paragraph" style:parent-style-name="Table_20_Contents">
      <style:paragraph-properties fo:margin-top="0in" fo:margin-bottom="0.0598in" fo:text-align="justify" style:justify-single-word="false"/>
      <style:text-properties style:font-name="Times New Roman" fo:language="en" fo:country="US"/>
    </style:style>
    <style:style style:name="P13"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4" style:family="paragraph" style:parent-style-name="Heading_20_1">
      <style:text-properties fo:language="en" fo:country="U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UART plugin implementing OSSI version 1.5</text:h>
      <text:p text:style-name="P4"/>
      <text:p text:style-name="P4">July 1, 2015 [The Canada Day]</text:p>
      <text:p text:style-name="P1"/>
      <text:h text:style-name="P14" text:outline-level="1">Preamble</text:h>
      <text:p text:style-name="P1">This is an ad-hoc documentation of the plugin (to piter and udaemon) providing user-friendly hooks for the OSS interface.</text:p>
      <text:p text:style-name="P1">This version is just the staring point. First I merged two separate plugins from Version 1.0: one for udaemon, the other for piter, into a single, unified file (named <text:span text:style-name="T1">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4" text:outline-level="1">Organization of shared plugins</text:h>
      <text:p text:style-name="P1">It makes sense to name the new plugin file <text:span text:style-name="T1">shared_plug.tcl</text:span>. When looking for a default plugin, piter now looks first for <text:span text:style-name="T1">piter_plug.tcl</text:span> and then for <text:span text:style-name="T1">shared_plug.tcl</text:span>. Similarly, udaemon first tries to open <text:span text:style-name="T1">uplug.tcl</text:span> and, when that fails, tries <text:span text:style-name="T1">shared_plug.tcl</text:span>. So any program-specific files take precedence over the shared plugin. To avoid confusion, we shall only keep a single (shared) version of the UART plugin with Alphanet 1.5.</text:p>
      <text:p text:style-name="P1">As described in the <text:span text:style-name="T1">Serial</text:span> document, piter and udaemon expect different views of their plugins. This is because the two programs operate in different environments and see different things.</text:p>
      <text:p text:style-name="P1">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1">On the other hand, udaemon may handle multiple UART connections at the same time. Consequently, the plugin must be prepared to be active in several (independent) instances simultaneously.</text:p>
      <text:p text:style-name="P1">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1">The plugin can tell whether it runs under piter or under udaemon by performing this test:</text:p>
      <text:p text:style-name="P6"><text:soft-page-break/><text:tab/><text:span text:style-name="T3">global PM</text:span></text:p>
      <text:p text:style-name="P7"><text:tab/>…</text:p>
      <text:p text:style-name="P7"><text:tab/>if [info exists PM(DPF)] {</text:p>
      <text:p text:style-name="P7"><text:tab/><text:tab/>… piter</text:p>
      <text:p text:style-name="P7"><text:tab/>} else {</text:p>
      <text:p text:style-name="P7"><text:tab/><text:tab/>… udaemon</text:p>
      <text:p text:style-name="P5"><text:tab/>}</text:p>
      <text:p text:style-name="P1">This test is performed only once in the plugin, in the adaptation part, in order to define the right set of interface functions expected by the caller.</text:p>
      <text:h text:style-name="P14" text:outline-level="1">Command syntax</text:h>
      <text:p text:style-name="P1">The plugin borrows quite heavily from the OSS script which I programmed some time ago hoping that it would provide a unifying tool for implementing command line OSS interfaces for packet-oriented communication over UART. The <text:span text:style-name="T5">OSS</text:span> document (in PICOS/Docs) describes some of the underlying features in detail. The present implementation is based on a subset of those features.</text:p>
      <text:p text:style-name="P1">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1"><text:tab/>control -echo off -dump 3</text:p>
      <text:p text:style-name="P1">Any unique abbreviations of command keywords as well as option names can be used, so, in particular (with the present configuration of commands), the above line is equivalent to:</text:p>
      <text:p text:style-name="P1"><text:tab/>c -e off -d 3</text:p>
      <text:p text:style-name="P1">I have removed the previous built-in Renesas emulator. Instead, it is now possible to run looped scripts (command sequences) from files. The “emulator” was in fact doing pretty much that in a rather rigid fashion.</text:p>
      <text:p text:style-name="P1">Note that so far I have implemented a subset of the required commands, responses, and reports. Adding more should now be easy, so I will wait until things settle down a bit. The subset may in fact do for version 1.5.</text:p>
      <text:p text:style-name="P1">Some commands directly translate into sequences of bytes sent to the node, some other commands (notably control, see above) are internal. There is no syntactic distinction between the two kinds.</text:p>
      <text:p text:style-name="P1">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6"><text:tab/>:set dumplevel 3</text:p>
      <text:p text:style-name="P1"><text:tab/>control -dump $dumplevel</text:p>
      <text:p text:style-name="P1">or</text:p>
      <text:p text:style-name="P6"><text:soft-page-break/><text:tab/>:proc pars { i } { return "-mask $i -tags 4 5 6 7" }</text:p>
      <text:p text:style-name="P1"><text:tab/>setassoc [pars 3]</text:p>
      <text:p text:style-name="P1">This isn't probably extremely useful (well, maybe in callback files – see below), but comes almost for free.</text:p>
      <text:h text:style-name="P14" text:outline-level="1">Internal commands</text:h>
      <text:p text:style-name="P1">Two commands are “special” in the sense that they do not directly transform into data sent to the node. One of them is:</text:p>
      <text:p text:style-name="P6"><text:tab/><text:span text:style-name="T4">control</text:span> <text:tab/>-nodeid nid </text:p>
      <text:p text:style-name="P6"><text:tab/><text:tab/><text:tab/>-confirm ack|opref|both|off</text:p>
      <text:p text:style-name="P6"><text:tab/><text:tab/><text:tab/>-dump dlev</text:p>
      <text:p text:style-name="P6"><text:tab/><text:tab/><text:tab/>-echo on|off|scripts</text:p>
      <text:p text:style-name="P6"><text:tab/><text:tab/><text:tab/>-repeat nrep</text:p>
      <text:p text:style-name="P6"><text:tab/><text:tab/><text:tab/>-quiet on|off|acks|replicates</text:p>
      <text:p text:style-name="P1"><text:tab/><text:tab/><text:tab/>-show</text:p>
      <text:p text:style-name="P1">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8">-nodeid</text:p>
          </table:table-cell>
          <table:table-cell table:style-name="Table1.A1" office:value-type="string">
            <text:p text:style-name="P8">Sets the Node Id as known by the plugin (to be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8">-confirm</text:p>
          </table:table-cell>
          <table:table-cell table:style-name="Table1.A1" office:value-type="string">
            <text:p text:style-name="P8">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8">-dump</text:p>
          </table:table-cell>
          <table:table-cell table:style-name="Table1.A1" office:value-type="string">
            <text:p text:style-name="P9">The parameter sets the dump level telling the plugin what information should be "dumped" to the terminal. The values are:</text:p>
            <text:list xml:id="list1916615996410662749" text:style-name="L1">
              <text:list-item>
                <text:p text:style-name="P11">Dump nothing.</text:p>
              </text:list-item>
              <text:list-item>
                <text:p text:style-name="P11">Dump outgoing command packets (marked with <text:span text:style-name="T2">--&gt;</text:span>), unrecognizable (erroneous) received packets (marked <text:span text:style-name="T2">&lt;-E</text:span>), received responses and reports (marked <text:span text:style-name="T2">&lt;-O</text:span>). Also, when dump is 1 or more, the plugin will notify the user whenever a callback script starts or completes.</text:p>
              </text:list-item>
              <text:list-item>
                <text:p text:style-name="P11">Additionally the plugin will dump non-redundant received ACKs (marked <text:span text:style-name="T2">&lt;-A</text:span>) and replicates (marked <text:span text:style-name="T2">&lt;-R</text:span>), but only if they have not been silenced with -quiet (see below) plus all outgoing ACKs (marked <text:span text:style-name="T2">A-&gt;</text:span>). Also, the plugin will notify the user about all activations (not only startups and completions) of callback scripts.</text:p>
              </text:list-item>
              <text:list-item>
                <text:p text:style-name="P11">Additionally the plugin will report all packets that are ignored, <text:soft-page-break/>because they don't match the node Id assumed by the plugin. Such packets will be marked with <text:span text:style-name="T2">&lt;-N.</text:span></text:p>
              </text:list-item>
            </text:list>
            <text:p text:style-name="P9">The default value of this parameter is 3.</text:p>
          </table:table-cell>
        </table:table-row>
        <table:table-row>
          <table:table-cell table:style-name="Table1.A1" office:value-type="string">
            <text:p text:style-name="P8">-echo</text:p>
          </table:table-cell>
          <table:table-cell table:style-name="Table1.A1" office:value-type="string">
            <text:p text:style-name="P8">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8">-repeat</text:p>
          </table:table-cell>
          <table:table-cell table:style-name="Table1.A1" office:value-type="string">
            <text:p text:style-name="P8">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8">-quiet</text:p>
          </table:table-cell>
          <table:table-cell table:style-name="Table1.A1" office:value-type="string">
            <text:p text:style-name="P8">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8">-show</text:p>
          </table:table-cell>
          <table:table-cell table:style-name="Table1.A1" office:value-type="string">
            <text:p text:style-name="P8">When this option is present (it takes no value), the plugin will show the present configuration of options.</text:p>
          </table:table-cell>
        </table:table-row>
      </table:table>
      <text:p text:style-name="P3"/>
      <text:p text:style-name="P1">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1">Here is the command to handle callback scripts:</text:p>
      <text:p text:style-name="P6"><text:tab/><text:span text:style-name="T4">script</text:span><text:tab/>-loop delay</text:p>
      <text:p text:style-name="P6"><text:tab/><text:tab/>-count ntimes</text:p>
      <text:p text:style-name="P6"><text:tab/><text:tab/>-name id</text:p>
      <text:p text:style-name="P6"><text:tab/><text:tab/>-abort id … id</text:p>
      <text:p text:style-name="P6"><text:tab/><text:tab/>-show</text:p>
      <text:p text:style-name="P1"><text:tab/><text:tab/>filename</text:p>
      <text:p text:style-name="P1">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8">-loop</text:p>
          </table:table-cell>
          <table:table-cell table:style-name="Table2.A1" office:value-type="string">
            <text:p text:style-name="P8">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8">-count</text:p>
          </table:table-cell>
          <table:table-cell table:style-name="Table2.A1" office:value-type="string">
            <text:p text:style-name="P8">Tells how many times the script should be run. Zero (the default) means infinitely (i.e., until explicitly aborted).</text:p>
          </table:table-cell>
        </table:table-row>
        <text:soft-page-break/>
        <table:table-row>
          <table:table-cell table:style-name="Table2.A1" office:value-type="string">
            <text:p text:style-name="P8">-name</text:p>
          </table:table-cell>
          <table:table-cell table:style-name="Table2.A1" office:value-type="string">
            <text:p text:style-name="P8">Assigns a name (Id) to the script. If absent, the script will be assigned some standard Id (which will be shown to the user).</text:p>
          </table:table-cell>
        </table:table-row>
        <table:table-row>
          <table:table-cell table:style-name="Table2.A1" office:value-type="string">
            <text:p text:style-name="P8">filename</text:p>
          </table:table-cell>
          <table:table-cell table:style-name="Table2.A1" office:value-type="string">
            <text:p text:style-name="P8">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8">-abort</text:p>
          </table:table-cell>
          <table:table-cell table:style-name="Table2.A1" office:value-type="string">
            <text:p text:style-name="P8">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8">-show</text:p>
          </table:table-cell>
          <table:table-cell table:style-name="Table2.A1" office:value-type="string">
            <text:p text:style-name="P8">Lists the scripts currently active with their Id's, delays, and remaining counts.</text:p>
          </table:table-cell>
        </table:table-row>
      </table:table>
      <text:p text:style-name="P3"/>
      <text:h text:style-name="Heading_20_1" text:outline-level="1">Interface commands</text:h>
      <text:p text:style-name="P1">These commands translate into some sequences of bytes that are actually sent to the node.</text:p>
      <text:p text:style-name="P10"/>
      <text:p text:style-name="P6"><text:tab/><text:span text:style-name="T4">send</text:span><text:tab/>-ack yes|no</text:p>
      <text:p text:style-name="P6"><text:tab/><text:tab/>-response yes|no</text:p>
      <text:p text:style-name="P6"><text:tab/><text:tab/>-sequence seq</text:p>
      <text:p text:style-name="P6"><text:tab/><text:tab/>-opref<text:tab/>opref</text:p>
      <text:p text:style-name="P6"><text:tab/><text:tab/>-repeat count</text:p>
      <text:p text:style-name="P1"><text:tab/><text:tab/>list-of-values</text:p>
      <text:p text:style-name="P1">This command sends the list of raw byte values to the node framed as a formally valid command. The first byte from the list-of-values is used as the opcode and the remaining bytes constitute the payload. The dispatched sequence has this format:</text:p>
      <text:p text:style-name="P1"><text:tab/>seq nid nid opcode opref nid nid payload</text:p>
      <text:p text:style-name="P1">All arguments are optional. Normally (this applies to all commands), the sequence and opref numbers are generated and incremented automatically (starting from 1 for the sequence number and from 0 for opref). Also the ACK flags are set based on the defaults configured with the control command (see above). The arguments -ack, -response, -sequence, -opref, -repeat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2">Example:</text:p>
      <text:p text:style-name="P1"><text:tab/>send -ack yes -repeat 2 1 2 15</text:p>
      <text:p text:style-name="P1">The above sequence issues a command to get from the node the ESN and firmware version. The seq byte will have the ACK request bit set, and the command will be repeated twice, i.e., sent three times altogether.</text:p>
      <text:p text:style-name="P1"/>
      <text:p text:style-name="P10"/>
      <text:p text:style-name="P1"><text:soft-page-break/><text:tab/><text:span text:style-name="T4">getparams </text:span>parameter-tags</text:p>
      <text:p text:style-name="P1">The command accepts the standard options (see send) plus these identifiers of node parameters (arbitrary unique abbreviations): -nodeid, -esn, -master, -netid, -tarp, -tarpcnt, -tagmgr, -audit, -autoack, -beacon, -version, -uptime, -memstat, -meminfo, -sniff. It issues a command (CMD_GET) to extract from the node the specified parameters.</text:p>
      <text:p text:style-name="P2">Example:</text:p>
      <text:p text:style-name="P1"><text:tab/>getparams -ack yes -repeat 2 -esn -version</text:p>
      <text:p text:style-name="P1">The above command is equivalent to the send command from the previous example.</text:p>
      <text:p text:style-name="P10"/>
      <text:p text:style-name="P1"><text:tab/><text:span text:style-name="T4">setparams </text:span>parameter-tags-and-values</text:p>
      <text:p text:style-name="P1">The command assigns new values to the specified node parameters. Acceptable parameter tags (corresponding to the settable parameters of the node) are: -nodeid, -master, -netid, -tarplevel, -tarpslack, -tarprrec, -tarpfwd, -tarp, -tagmgr, -audit, -autoack, -beacon, -sniff. Each tag should be followed by a value.</text:p>
      <text:p text:style-name="P1"><text:span text:style-name="T4">A digression:</text:span> note that values (any values specified in arguments of commands) can be expressions (arbitrary sensible expressions acceptable by Tcl). Read section 3.1 from the OSS document for details.</text:p>
      <text:p text:style-name="P2">Example:</text:p>
      <text:p text:style-name="P1"><text:tab/>setparams -nodeid 13 -beacon 12 + 48</text:p>
      <text:p text:style-name="P10"/>
      <text:p text:style-name="P1"><text:tab/><text:span text:style-name="T4">getassoc</text:span> -from index</text:p>
      <text:p text:style-name="P1">The command retrieves from the node the Tag association list. The argument is optional and defaults to zero.</text:p>
      <text:p text:style-name="P10"/>
      <text:p text:style-name="P6"><text:tab/><text:span text:style-name="T4">setassoc</text:span> -from index -mask mask -tags tag-list … -mask mask -tags …</text:p>
      <text:p text:style-name="P1"><text:tab/><text:span text:style-name="T4">setassoc</text:span> -clear</text:p>
      <text:p text:style-name="P1">The command sets or clears (the second variant) the Tag association list at the node. The -from index defaults to zero. The first variant assumes that the last mask value applies to all subsequent tags, e.g.,</text:p>
      <text:p text:style-name="P1"><text:tab/>setassoc -mask 0x7 -tags 12 13 14 15 16 -mask 0xc0 24 25 26</text:p>
      <text:p text:style-name="P1">will assign the first mask (0x7) to Tags 12, 13, 14, 15, 16, and the second mask (0xc0) to Tags 24, 25, 26.</text:p>
      <text:p text:style-name="Horizontal_20_Line"/>
      <text:p text:style-name="P1"><text:tab/><text:span text:style-name="T4">learning</text:span> -on | -off | -show</text:p>
      <text:p text:style-name="P1">The command switches on and off the learning mode for the node. With -show, the command queries the node for the current setting of the learning mode. All three arguments are exclusive.</text:p>
      <text:p text:style-name="Horizontal_20_Line"><text:soft-page-break/></text:p>
      <text:p text:style-name="P1"><text:tab/><text:span text:style-name="T4">relay</text:span> -mode m -destination d list-of-values</text:p>
      <text:p text:style-name="P1">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p>
      <text:h text:style-name="Heading_20_1" text:outline-level="1">Responses</text:h>
      <text:p text:style-name="P1">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1">Events, log entries, and (received) relays shown in a self-explanatory mann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22M15S</meta:editing-duration>
    <meta:editing-cycles>105</meta:editing-cycles>
    <meta:generator>OpenOffice/4.1.1$Win32 OpenOffice.org_project/411m6$Build-9775</meta:generator>
    <dc:date>2015-07-01T16:37:13.49</dc:date>
    <dc:creator>Pawel Gburzynski</dc:creator>
    <meta:document-statistic meta:table-count="2" meta:image-count="0" meta:object-count="0" meta:page-count="7" meta:paragraph-count="125" meta:word-count="2291" meta:character-count="13969"/>
    <meta:user-defined meta:name="Info 1"/>
    <meta:user-defined meta:name="Info 2"/>
    <meta:user-defined meta:name="Info 3"/>
    <meta:user-defined meta:name="Info 4"/>
  </office:meta>
</office:document-meta>
</file>